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18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9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64.65">
            <text:p>264.650</text:p>
          </table:table-cell>
          <table:table-cell office:value-type="float" office:value="10">
            <text:p>10</text:p>
          </table:table-cell>
          <table:table-cell table:formula="of:=[.C3]*1.01" office:value-type="float" office:value="292.338245490075">
            <text:p>292.3382</text:p>
          </table:table-cell>
          <table:table-cell table:style-name="ce7" office:value-type="float" office:value="13.49">
            <text:p>13.49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4.9013524717971">
            <text:p>14.9014</text:p>
          </table:table-cell>
          <table:table-cell table:style-name="ce7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13.3548814962215">
            <text:p>13.3549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43.2680486523569">
            <text:p>43.2680</text:p>
          </table:table-cell>
          <table:table-cell table:style-name="ce7" office:value-type="float" office:value="20.84">
            <text:p>20.84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23.0203250935695">
            <text:p>23.0203</text:p>
          </table:table-cell>
          <table:table-cell table:style-name="ce7" office:value-type="float" office:value="20.77">
            <text:p>20.77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2.9430015447907">
            <text:p>22.9430</text:p>
          </table:table-cell>
          <table:table-cell table:style-name="ce7" office:value-type="float" office:value="20.79">
            <text:p>20.79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22.9650939872989">
            <text:p>22.9651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64.65">
            <text:p>264.65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89.443807415916">
            <text:p>289.4438</text:p>
          </table:table-cell>
          <table:table-cell table:style-name="ce8" table:formula="of:=[.D2]" office:value-type="float" office:value="13.49">
            <text:p>13.49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4.753814328512">
            <text:p>14.7538</text:p>
          </table:table-cell>
          <table:table-cell table:style-name="ce8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13.2226549467539">
            <text:p>13.2227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42.8396521310464">
            <text:p>42.8397</text:p>
          </table:table-cell>
          <table:table-cell table:style-name="ce8" table:formula="of:=[.S2]" office:value-type="float" office:value="20.84">
            <text:p>20.84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22.7924010827421">
            <text:p>22.7924</text:p>
          </table:table-cell>
          <table:table-cell table:style-name="ce8" table:formula="of:=[.V2]" office:value-type="float" office:value="20.77">
            <text:p>20.77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2.7158431136542">
            <text:p>22.7158</text:p>
          </table:table-cell>
          <table:table-cell table:style-name="ce8" table:formula="of:=[.Y2]" office:value-type="float" office:value="20.79">
            <text:p>20.79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22.7377168191079">
            <text:p>22.7377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64.65">
            <text:p>264.65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86.578027144471">
            <text:p>286.5780</text:p>
          </table:table-cell>
          <table:table-cell table:style-name="ce8" table:formula="of:=[.D3]" office:value-type="float" office:value="13.49">
            <text:p>13.49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4.6077369589228">
            <text:p>14.6077</text:p>
          </table:table-cell>
          <table:table-cell table:style-name="ce8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13.0917375710435">
            <text:p>13.0917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42.4154971594519">
            <text:p>42.4155</text:p>
          </table:table-cell>
          <table:table-cell table:style-name="ce8" table:formula="of:=[.S3]" office:value-type="float" office:value="20.84">
            <text:p>20.84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22.5667337452892">
            <text:p>22.5667</text:p>
          </table:table-cell>
          <table:table-cell table:style-name="ce8" table:formula="of:=[.V3]" office:value-type="float" office:value="20.77">
            <text:p>20.77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2.4909337758952">
            <text:p>22.4909</text:p>
          </table:table-cell>
          <table:table-cell table:style-name="ce8" table:formula="of:=[.Y3]" office:value-type="float" office:value="20.79">
            <text:p>20.79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22.5125909100078">
            <text:p>22.5126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64.65">
            <text:p>264.65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83.74062093512">
            <text:p>283.7406</text:p>
          </table:table-cell>
          <table:table-cell table:style-name="ce8" table:formula="of:=[.D4]" office:value-type="float" office:value="13.49">
            <text:p>13.49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4.4631058999236">
            <text:p>14.4631</text:p>
          </table:table-cell>
          <table:table-cell table:style-name="ce8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12.9621164069738">
            <text:p>12.962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41.9955417420316">
            <text:p>41.9955</text:p>
          </table:table-cell>
          <table:table-cell table:style-name="ce8" table:formula="of:=[.S4]" office:value-type="float" office:value="20.84">
            <text:p>20.84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22.3433007379101">
            <text:p>22.3433</text:p>
          </table:table-cell>
          <table:table-cell table:style-name="ce8" table:formula="of:=[.V4]" office:value-type="float" office:value="20.77">
            <text:p>20.77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2.2682512632626">
            <text:p>22.2683</text:p>
          </table:table-cell>
          <table:table-cell table:style-name="ce8" table:formula="of:=[.Y4]" office:value-type="float" office:value="20.79">
            <text:p>20.79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22.2896939703047">
            <text:p>22.2897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64.65">
            <text:p>264.65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80.931307856555">
            <text:p>280.9313</text:p>
          </table:table-cell>
          <table:table-cell table:style-name="ce8" table:formula="of:=[.D5]" office:value-type="float" office:value="13.49">
            <text:p>13.49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4.3199068316075">
            <text:p>14.3199</text:p>
          </table:table-cell>
          <table:table-cell table:style-name="ce8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12.8337786207661">
            <text:p>12.833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41.5797442990412">
            <text:p>41.5797</text:p>
          </table:table-cell>
          <table:table-cell table:style-name="ce8" table:formula="of:=[.S5]" office:value-type="float" office:value="20.84">
            <text:p>20.84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22.1220799385248">
            <text:p>22.1221</text:p>
          </table:table-cell>
          <table:table-cell table:style-name="ce8" table:formula="of:=[.V5]" office:value-type="float" office:value="20.77">
            <text:p>20.77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2.0477735279828">
            <text:p>22.0478</text:p>
          </table:table-cell>
          <table:table-cell table:style-name="ce8" table:formula="of:=[.Y5]" office:value-type="float" office:value="20.79">
            <text:p>20.79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22.0690039309948">
            <text:p>22.0690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64.65">
            <text:p>264.65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278.149809758965">
            <text:p>278.1498</text:p>
          </table:table-cell>
          <table:table-cell table:style-name="ce8" table:formula="of:=[.D6]" office:value-type="float" office:value="13.49">
            <text:p>13.49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14.178125575849">
            <text:p>14.1781</text:p>
          </table:table-cell>
          <table:table-cell table:style-name="ce8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12.706711505709">
            <text:p>12.7067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41.168063662417">
            <text:p>41.1681</text:p>
          </table:table-cell>
          <table:table-cell table:style-name="ce8" table:formula="of:=[.S6]" office:value-type="float" office:value="20.84">
            <text:p>20.84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21.903049444084">
            <text:p>21.9030</text:p>
          </table:table-cell>
          <table:table-cell table:style-name="ce8" table:formula="of:=[.V6]" office:value-type="float" office:value="20.77">
            <text:p>20.77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1.829478740577">
            <text:p>21.8295</text:p>
          </table:table-cell>
          <table:table-cell table:style-name="ce8" table:formula="of:=[.Y6]" office:value-type="float" office:value="20.79">
            <text:p>20.79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21.850498941579">
            <text:p>21.8505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64.65">
            <text:p>264.65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75.3958512465">
            <text:p>275.3959</text:p>
          </table:table-cell>
          <table:table-cell table:style-name="ce8" table:formula="of:=[.D7]" office:value-type="float" office:value="13.49">
            <text:p>13.49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4.0377480949">
            <text:p>14.0377</text:p>
          </table:table-cell>
          <table:table-cell table:style-name="ce8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12.5809024809">
            <text:p>12.5809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40.7604590717">
            <text:p>40.7605</text:p>
          </table:table-cell>
          <table:table-cell table:style-name="ce8" table:formula="of:=[.S7]" office:value-type="float" office:value="20.84">
            <text:p>20.84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21.6861875684">
            <text:p>21.6862</text:p>
          </table:table-cell>
          <table:table-cell table:style-name="ce8" table:formula="of:=[.V7]" office:value-type="float" office:value="20.77">
            <text:p>20.77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1.6133452877">
            <text:p>21.6133</text:p>
          </table:table-cell>
          <table:table-cell table:style-name="ce8" table:formula="of:=[.Y7]" office:value-type="float" office:value="20.79">
            <text:p>20.79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21.6341573679">
            <text:p>21.634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64.65">
            <text:p>264.65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72.66915965">
            <text:p>272.6692</text:p>
          </table:table-cell>
          <table:table-cell table:style-name="ce8" table:formula="of:=[.D8]" office:value-type="float" office:value="13.49">
            <text:p>13.49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3.89876049">
            <text:p>13.8988</text:p>
          </table:table-cell>
          <table:table-cell table:style-name="ce8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12.45633909">
            <text:p>12.4563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40.35689017">
            <text:p>40.3569</text:p>
          </table:table-cell>
          <table:table-cell table:style-name="ce8" table:formula="of:=[.S8]" office:value-type="float" office:value="20.84">
            <text:p>20.84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21.47147284">
            <text:p>21.4715</text:p>
          </table:table-cell>
          <table:table-cell table:style-name="ce8" table:formula="of:=[.V8]" office:value-type="float" office:value="20.77">
            <text:p>20.77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1.39935177">
            <text:p>21.3994</text:p>
          </table:table-cell>
          <table:table-cell table:style-name="ce8" table:formula="of:=[.Y8]" office:value-type="float" office:value="20.79">
            <text:p>20.79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21.41995779">
            <text:p>21.4200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64.65">
            <text:p>264.65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269.969465">
            <text:p>269.9695</text:p>
          </table:table-cell>
          <table:table-cell table:style-name="ce8" table:formula="of:=[.D9]" office:value-type="float" office:value="13.49">
            <text:p>13.49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3.761149">
            <text:p>13.7611</text:p>
          </table:table-cell>
          <table:table-cell table:style-name="ce8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12.333009">
            <text:p>12.333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39.957317">
            <text:p>39.9573</text:p>
          </table:table-cell>
          <table:table-cell table:style-name="ce8" table:formula="of:=[.S9]" office:value-type="float" office:value="20.84">
            <text:p>20.84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21.258884">
            <text:p>21.2589</text:p>
          </table:table-cell>
          <table:table-cell table:style-name="ce8" table:formula="of:=[.V9]" office:value-type="float" office:value="20.77">
            <text:p>20.77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1.187477">
            <text:p>21.1875</text:p>
          </table:table-cell>
          <table:table-cell table:style-name="ce8" table:formula="of:=[.Y9]" office:value-type="float" office:value="20.79">
            <text:p>20.79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21.207879">
            <text:p>21.2079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64.65">
            <text:p>264.65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267.2965">
            <text:p>267.2965</text:p>
          </table:table-cell>
          <table:table-cell table:style-name="ce8" table:formula="of:=[.D10]" office:value-type="float" office:value="13.49">
            <text:p>13.49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3.6249">
            <text:p>13.6249</text:p>
          </table:table-cell>
          <table:table-cell table:style-name="ce8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12.2109">
            <text:p>12.2109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39.5617">
            <text:p>39.5617</text:p>
          </table:table-cell>
          <table:table-cell table:style-name="ce8" table:formula="of:=[.S10]" office:value-type="float" office:value="20.84">
            <text:p>20.84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21.0484">
            <text:p>21.0484</text:p>
          </table:table-cell>
          <table:table-cell table:style-name="ce8" table:formula="of:=[.V10]" office:value-type="float" office:value="20.77">
            <text:p>20.77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0.9777">
            <text:p>20.9777</text:p>
          </table:table-cell>
          <table:table-cell table:style-name="ce8" table:formula="of:=[.Y10]" office:value-type="float" office:value="20.79">
            <text:p>20.79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20.9979">
            <text:p>20.9979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64.65">
            <text:p>264.65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264.65">
            <text:p>264.6500</text:p>
          </table:table-cell>
          <table:table-cell table:style-name="ce8" table:formula="of:=[.D11]" office:value-type="float" office:value="13.49">
            <text:p>13.49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13.49">
            <text:p>13.4900</text:p>
          </table:table-cell>
          <table:table-cell table:style-name="ce8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12.09">
            <text:p>12.090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39.17">
            <text:p>39.1700</text:p>
          </table:table-cell>
          <table:table-cell table:style-name="ce8" table:formula="of:=[.S11]" office:value-type="float" office:value="20.84">
            <text:p>20.84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20.84">
            <text:p>20.8400</text:p>
          </table:table-cell>
          <table:table-cell table:style-name="ce8" table:formula="of:=[.V11]" office:value-type="float" office:value="20.77">
            <text:p>20.77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0.77">
            <text:p>20.7700</text:p>
          </table:table-cell>
          <table:table-cell table:style-name="ce8" table:formula="of:=[.Y11]" office:value-type="float" office:value="20.79">
            <text:p>20.79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20.79">
            <text:p>20.79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64.65">
            <text:p>264.65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262.029702970297">
            <text:p>262.0297</text:p>
          </table:table-cell>
          <table:table-cell table:style-name="ce8" table:formula="of:=[.D12]" office:value-type="float" office:value="13.49">
            <text:p>13.49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13.3564356435644">
            <text:p>13.3564</text:p>
          </table:table-cell>
          <table:table-cell table:style-name="ce8" table:formula="of:=[.G12]" office:value-type="float" office:value="12.09">
            <text:p>12.09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11.970297029703">
            <text:p>11.9703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14.3267326732673">
            <text:p>14.3267</text:p>
          </table:table-cell>
          <table:table-cell table:style-name="ce8" table:formula="of:=[.P12]" office:value-type="float" office:value="39.17">
            <text:p>39.17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38.7821782178218">
            <text:p>38.7822</text:p>
          </table:table-cell>
          <table:table-cell table:style-name="ce8" table:formula="of:=[.S12]" office:value-type="float" office:value="20.84">
            <text:p>20.84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20.6336633663366">
            <text:p>20.6337</text:p>
          </table:table-cell>
          <table:table-cell table:style-name="ce8" table:formula="of:=[.V12]" office:value-type="float" office:value="20.77">
            <text:p>20.77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0.5643564356436">
            <text:p>20.5644</text:p>
          </table:table-cell>
          <table:table-cell table:style-name="ce8" table:formula="of:=[.Y12]" office:value-type="float" office:value="20.79">
            <text:p>20.79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20.5841584158416">
            <text:p>20.5842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64.65">
            <text:p>264.65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259.435349475542">
            <text:p>259.4353</text:p>
          </table:table-cell>
          <table:table-cell table:style-name="ce8" table:formula="of:=[.D13]" office:value-type="float" office:value="13.49">
            <text:p>13.49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13.2241937064994">
            <text:p>13.2242</text:p>
          </table:table-cell>
          <table:table-cell table:style-name="ce8" table:formula="of:=[.G13]" office:value-type="float" office:value="12.09">
            <text:p>12.09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11.8517792373297">
            <text:p>11.8518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14.1848838349181">
            <text:p>14.1849</text:p>
          </table:table-cell>
          <table:table-cell table:style-name="ce8" table:formula="of:=[.P13]" office:value-type="float" office:value="39.17">
            <text:p>39.17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38.3981962552691">
            <text:p>38.3982</text:p>
          </table:table-cell>
          <table:table-cell table:style-name="ce8" table:formula="of:=[.S13]" office:value-type="float" office:value="20.84">
            <text:p>20.84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20.4293696696402">
            <text:p>20.4294</text:p>
          </table:table-cell>
          <table:table-cell table:style-name="ce8" table:formula="of:=[.V13]" office:value-type="float" office:value="20.77">
            <text:p>20.77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0.3607489461817">
            <text:p>20.3607</text:p>
          </table:table-cell>
          <table:table-cell table:style-name="ce8" table:formula="of:=[.Y13]" office:value-type="float" office:value="20.79">
            <text:p>20.79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20.3803548671699">
            <text:p>20.3804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64.65">
            <text:p>264.65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56.866682649051">
            <text:p>256.8667</text:p>
          </table:table-cell>
          <table:table-cell table:style-name="ce8" table:formula="of:=[.D14]" office:value-type="float" office:value="13.49">
            <text:p>13.49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13.0932610955439">
            <text:p>13.0933</text:p>
          </table:table-cell>
          <table:table-cell table:style-name="ce8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11.7344348884452">
            <text:p>11.7344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38.0180160943258">
            <text:p>38.0180</text:p>
          </table:table-cell>
          <table:table-cell table:style-name="ce8" table:formula="of:=[.S14]" office:value-type="float" office:value="20.84">
            <text:p>20.84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20.2270986828121">
            <text:p>20.2271</text:p>
          </table:table-cell>
          <table:table-cell table:style-name="ce8" table:formula="of:=[.V14]" office:value-type="float" office:value="20.77">
            <text:p>20.77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0.1591573724572">
            <text:p>20.1592</text:p>
          </table:table-cell>
          <table:table-cell table:style-name="ce8" table:formula="of:=[.Y14]" office:value-type="float" office:value="20.79">
            <text:p>20.79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20.1785691754157">
            <text:p>20.1786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64.65">
            <text:p>264.65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54.323448167377">
            <text:p>254.3234</text:p>
          </table:table-cell>
          <table:table-cell table:style-name="ce8" table:formula="of:=[.D15]" office:value-type="float" office:value="13.49">
            <text:p>13.49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12.9636248470732">
            <text:p>12.9636</text:p>
          </table:table-cell>
          <table:table-cell table:style-name="ce8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11.6182523647972">
            <text:p>11.6183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37.6416000933919">
            <text:p>37.6416</text:p>
          </table:table-cell>
          <table:table-cell table:style-name="ce8" table:formula="of:=[.S15]" office:value-type="float" office:value="20.84">
            <text:p>20.84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20.0268303790219">
            <text:p>20.0268</text:p>
          </table:table-cell>
          <table:table-cell table:style-name="ce8" table:formula="of:=[.V15]" office:value-type="float" office:value="20.77">
            <text:p>20.77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19.9595617549081">
            <text:p>19.9596</text:p>
          </table:table-cell>
          <table:table-cell table:style-name="ce8" table:formula="of:=[.Y15]" office:value-type="float" office:value="20.79">
            <text:p>20.79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19.9787813617977">
            <text:p>19.978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64.65">
            <text:p>264.65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251.805394225126">
            <text:p>251.8054</text:p>
          </table:table-cell>
          <table:table-cell table:style-name="ce8" table:formula="of:=[.D16]" office:value-type="float" office:value="13.49">
            <text:p>13.49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12.835272125815">
            <text:p>12.8353</text:p>
          </table:table-cell>
          <table:table-cell table:style-name="ce8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11.5032201631656">
            <text:p>11.5032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37.2689109835563">
            <text:p>37.2689</text:p>
          </table:table-cell>
          <table:table-cell table:style-name="ce8" table:formula="of:=[.S16]" office:value-type="float" office:value="20.84">
            <text:p>20.84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19.8285449297246">
            <text:p>19.8285</text:p>
          </table:table-cell>
          <table:table-cell table:style-name="ce8" table:formula="of:=[.V16]" office:value-type="float" office:value="20.77">
            <text:p>20.77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19.7619423315922">
            <text:p>19.7619</text:p>
          </table:table-cell>
          <table:table-cell table:style-name="ce8" table:formula="of:=[.Y16]" office:value-type="float" office:value="20.79">
            <text:p>20.79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19.7809716453443">
            <text:p>19.781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64.65">
            <text:p>264.65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49.312271510026">
            <text:p>249.3123</text:p>
          </table:table-cell>
          <table:table-cell table:style-name="ce8" table:formula="of:=[.D17]" office:value-type="float" office:value="13.49">
            <text:p>13.49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12.7081902235793">
            <text:p>12.7082</text:p>
          </table:table-cell>
          <table:table-cell table:style-name="ce8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11.3893268942234">
            <text:p>11.3893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36.8999118649073">
            <text:p>36.8999</text:p>
          </table:table-cell>
          <table:table-cell table:style-name="ce8" table:formula="of:=[.S17]" office:value-type="float" office:value="20.84">
            <text:p>20.84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19.6322227026977">
            <text:p>19.6322</text:p>
          </table:table-cell>
          <table:table-cell table:style-name="ce8" table:formula="of:=[.V17]" office:value-type="float" office:value="20.77">
            <text:p>20.77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19.5662795362299">
            <text:p>19.5663</text:p>
          </table:table-cell>
          <table:table-cell table:style-name="ce8" table:formula="of:=[.Y17]" office:value-type="float" office:value="20.79">
            <text:p>20.79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19.585120440935">
            <text:p>19.5851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64.65">
            <text:p>264.65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46.843833178243">
            <text:p>246.8438</text:p>
          </table:table-cell>
          <table:table-cell table:style-name="ce8" table:formula="of:=[.D18]" office:value-type="float" office:value="13.49">
            <text:p>13.49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12.5823665579993">
            <text:p>12.5824</text:p>
          </table:table-cell>
          <table:table-cell table:style-name="ce8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11.2765612814093">
            <text:p>11.2766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36.5345662028785">
            <text:p>36.5346</text:p>
          </table:table-cell>
          <table:table-cell table:style-name="ce8" table:formula="of:=[.S18]" office:value-type="float" office:value="20.84">
            <text:p>20.84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19.4378442600967">
            <text:p>19.4378</text:p>
          </table:table-cell>
          <table:table-cell table:style-name="ce8" table:formula="of:=[.V18]" office:value-type="float" office:value="20.77">
            <text:p>20.77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19.3725539962672">
            <text:p>19.3726</text:p>
          </table:table-cell>
          <table:table-cell table:style-name="ce8" table:formula="of:=[.Y18]" office:value-type="float" office:value="20.79">
            <text:p>20.79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19.3912083573613">
            <text:p>19.3912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64.65">
            <text:p>264.65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44.399834829944">
            <text:p>244.3998</text:p>
          </table:table-cell>
          <table:table-cell table:style-name="ce8" table:formula="of:=[.D19]" office:value-type="float" office:value="13.49">
            <text:p>13.49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12.4577886712864">
            <text:p>12.4578</text:p>
          </table:table-cell>
          <table:table-cell table:style-name="ce8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11.1649121598112">
            <text:p>11.1649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36.1728378246322">
            <text:p>36.1728</text:p>
          </table:table-cell>
          <table:table-cell table:style-name="ce8" table:formula="of:=[.S19]" office:value-type="float" office:value="20.84">
            <text:p>20.84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19.2453903565314">
            <text:p>19.2454</text:p>
          </table:table-cell>
          <table:table-cell table:style-name="ce8" table:formula="of:=[.V19]" office:value-type="float" office:value="20.77">
            <text:p>20.77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19.1807465309576">
            <text:p>19.1807</text:p>
          </table:table-cell>
          <table:table-cell table:style-name="ce8" table:formula="of:=[.Y19]" office:value-type="float" office:value="20.79">
            <text:p>20.79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19.1992161954073">
            <text:p>19.1992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64.65">
            <text:p>264.65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41.980034485093">
            <text:p>241.9800</text:p>
          </table:table-cell>
          <table:table-cell table:style-name="ce8" table:formula="of:=[.D20]" office:value-type="float" office:value="13.49">
            <text:p>13.49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12.3344442289964">
            <text:p>12.3344</text:p>
          </table:table-cell>
          <table:table-cell table:style-name="ce8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11.0543684750605">
            <text:p>11.0544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35.8146909154774">
            <text:p>35.8147</text:p>
          </table:table-cell>
          <table:table-cell table:style-name="ce8" table:formula="of:=[.S20]" office:value-type="float" office:value="20.84">
            <text:p>20.84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19.0548419371598">
            <text:p>19.0548</text:p>
          </table:table-cell>
          <table:table-cell table:style-name="ce8" table:formula="of:=[.V20]" office:value-type="float" office:value="20.77">
            <text:p>20.77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18.990838149463">
            <text:p>18.9908</text:p>
          </table:table-cell>
          <table:table-cell table:style-name="ce8" table:formula="of:=[.Y20]" office:value-type="float" office:value="20.79">
            <text:p>20.79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19.0091249459478">
            <text:p>19.009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64.65">
            <text:p>264.65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39.584192559498">
            <text:p>239.5842</text:p>
          </table:table-cell>
          <table:table-cell table:style-name="ce8" table:formula="of:=[.D21]" office:value-type="float" office:value="13.49">
            <text:p>13.49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12.2123210188083">
            <text:p>12.2123</text:p>
          </table:table-cell>
          <table:table-cell table:style-name="ce8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10.9449192822382">
            <text:p>10.9449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35.4600900153241">
            <text:p>35.4601</text:p>
          </table:table-cell>
          <table:table-cell table:style-name="ce8" table:formula="of:=[.S21]" office:value-type="float" office:value="20.84">
            <text:p>20.84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18.8661801358018">
            <text:p>18.8662</text:p>
          </table:table-cell>
          <table:table-cell table:style-name="ce8" table:formula="of:=[.V21]" office:value-type="float" office:value="20.77">
            <text:p>20.77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18.8028100489733">
            <text:p>18.8028</text:p>
          </table:table-cell>
          <table:table-cell table:style-name="ce8" table:formula="of:=[.Y21]" office:value-type="float" office:value="20.79">
            <text:p>20.79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18.8209157880671">
            <text:p>18.820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44">
            <text:p>1.440</text:p>
          </table:table-cell>
          <table:table-cell office:value-type="float" office:value="10">
            <text:p>10</text:p>
          </table:table-cell>
          <table:table-cell table:formula="of:=[.C26]*1.01" office:value-type="float" office:value="1.59065586059213">
            <text:p>1.5907</text:p>
          </table:table-cell>
          <table:table-cell table:style-name="ce7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2.6447535709297">
            <text:p>22.6448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1.011">
            <text:p>1.011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11677296879073">
            <text:p>1.1168</text:p>
          </table:table-cell>
          <table:table-cell table:style-name="ce7" office:value-type="float" office:value="1.203">
            <text:p>1.203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1.32886041686968">
            <text:p>1.328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44">
            <text:p>1.44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57490679266548">
            <text:p>1.5749</text:p>
          </table:table-cell>
          <table:table-cell table:style-name="ce8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2.4205480900294">
            <text:p>22.4205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1.011">
            <text:p>1.011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10571581068389">
            <text:p>1.1057</text:p>
          </table:table-cell>
          <table:table-cell table:style-name="ce8" table:formula="of:=[.Y25]" office:value-type="float" office:value="1.203">
            <text:p>1.203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1.31570338303929">
            <text:p>1.315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44">
            <text:p>1.44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55931365610444">
            <text:p>1.5593</text:p>
          </table:table-cell>
          <table:table-cell table:style-name="ce8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2.1985624653756">
            <text:p>22.1986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1.011">
            <text:p>1.011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09476812938999">
            <text:p>1.0948</text:p>
          </table:table-cell>
          <table:table-cell table:style-name="ce8" table:formula="of:=[.Y26]" office:value-type="float" office:value="1.203">
            <text:p>1.203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1.30267661687058">
            <text:p>1.3027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44">
            <text:p>1.44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54387490703409">
            <text:p>1.5439</text:p>
          </table:table-cell>
          <table:table-cell table:style-name="ce8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1.9787747181937">
            <text:p>21.978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1.011">
            <text:p>1.011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08392884098019">
            <text:p>1.0839</text:p>
          </table:table-cell>
          <table:table-cell table:style-name="ce8" table:formula="of:=[.Y27]" office:value-type="float" office:value="1.203">
            <text:p>1.203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1.28977882858473">
            <text:p>1.2898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44">
            <text:p>1.44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52858901686544">
            <text:p>1.5286</text:p>
          </table:table-cell>
          <table:table-cell table:style-name="ce8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1.7611630873205">
            <text:p>21.7612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1.011">
            <text:p>1.011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07319687225761">
            <text:p>1.0732</text:p>
          </table:table-cell>
          <table:table-cell table:style-name="ce8" table:formula="of:=[.Y28]" office:value-type="float" office:value="1.203">
            <text:p>1.203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1.277008741173">
            <text:p>1.2770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44">
            <text:p>1.44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513454472144">
            <text:p>1.5135</text:p>
          </table:table-cell>
          <table:table-cell table:style-name="ce8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21.54570602705">
            <text:p>21.5457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1.011">
            <text:p>1.011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0625711606511">
            <text:p>1.0626</text:p>
          </table:table-cell>
          <table:table-cell table:style-name="ce8" table:formula="of:=[.Y29]" office:value-type="float" office:value="1.203">
            <text:p>1.203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1.2643650902703">
            <text:p>1.2644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44">
            <text:p>1.44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4984697744">
            <text:p>1.4985</text:p>
          </table:table-cell>
          <table:table-cell table:style-name="ce8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1.332382205">
            <text:p>21.3324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1.011">
            <text:p>1.011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05205065411">
            <text:p>1.0521</text:p>
          </table:table-cell>
          <table:table-cell table:style-name="ce8" table:formula="of:=[.Y30]" office:value-type="float" office:value="1.203">
            <text:p>1.203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1.25184662403">
            <text:p>1.251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44">
            <text:p>1.44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48363344">
            <text:p>1.4836</text:p>
          </table:table-cell>
          <table:table-cell table:style-name="ce8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1.1211705">
            <text:p>21.1212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1.011">
            <text:p>1.011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041634311">
            <text:p>1.0416</text:p>
          </table:table-cell>
          <table:table-cell table:style-name="ce8" table:formula="of:=[.Y31]" office:value-type="float" office:value="1.203">
            <text:p>1.203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1.239452103">
            <text:p>1.2395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44">
            <text:p>1.44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468944">
            <text:p>1.4689</text:p>
          </table:table-cell>
          <table:table-cell table:style-name="ce8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0.91205">
            <text:p>20.9121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1.011">
            <text:p>1.011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0313211">
            <text:p>1.0313</text:p>
          </table:table-cell>
          <table:table-cell table:style-name="ce8" table:formula="of:=[.Y32]" office:value-type="float" office:value="1.203">
            <text:p>1.203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1.2271803">
            <text:p>1.2272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44">
            <text:p>1.44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4544">
            <text:p>1.4544</text:p>
          </table:table-cell>
          <table:table-cell table:style-name="ce8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0.705">
            <text:p>20.7050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1.011">
            <text:p>1.011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02111">
            <text:p>1.0211</text:p>
          </table:table-cell>
          <table:table-cell table:style-name="ce8" table:formula="of:=[.Y33]" office:value-type="float" office:value="1.203">
            <text:p>1.203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1.21503">
            <text:p>1.2150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44">
            <text:p>1.44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44">
            <text:p>1.4400</text:p>
          </table:table-cell>
          <table:table-cell table:style-name="ce8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20.5">
            <text:p>20.50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1.011">
            <text:p>1.011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011">
            <text:p>1.0110</text:p>
          </table:table-cell>
          <table:table-cell table:style-name="ce8" table:formula="of:=[.Y34]" office:value-type="float" office:value="1.203">
            <text:p>1.203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1.203">
            <text:p>1.203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44">
            <text:p>1.44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42574257425743">
            <text:p>1.4257</text:p>
          </table:table-cell>
          <table:table-cell table:style-name="ce8" table:formula="of:=[.D35]" office:value-type="float" office:value="20.5">
            <text:p>20.50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20.2970297029703">
            <text:p>20.2970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5841584158416">
            <text:p>1.1584</text:p>
          </table:table-cell>
          <table:table-cell table:style-name="ce8" table:formula="of:=[.V35]" office:value-type="float" office:value="1.011">
            <text:p>1.011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0009900990099">
            <text:p>1.0010</text:p>
          </table:table-cell>
          <table:table-cell table:style-name="ce8" table:formula="of:=[.Y35]" office:value-type="float" office:value="1.203">
            <text:p>1.203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1.19108910891089">
            <text:p>1.1911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44">
            <text:p>1.44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41162631114597">
            <text:p>1.4116</text:p>
          </table:table-cell>
          <table:table-cell table:style-name="ce8" table:formula="of:=[.D36]" office:value-type="float" office:value="20.5">
            <text:p>20.50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20.0960690128419">
            <text:p>20.0961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469463778061">
            <text:p>1.1469</text:p>
          </table:table-cell>
          <table:table-cell table:style-name="ce8" table:formula="of:=[.V36]" office:value-type="float" office:value="1.011">
            <text:p>1.011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0.991079305950397">
            <text:p>0.9911</text:p>
          </table:table-cell>
          <table:table-cell table:style-name="ce8" table:formula="of:=[.Y36]" office:value-type="float" office:value="1.203">
            <text:p>1.203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1.17929614743653">
            <text:p>1.1793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44">
            <text:p>1.44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39764981301581">
            <text:p>1.3976</text:p>
          </table:table-cell>
          <table:table-cell table:style-name="ce8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9.8970980325167">
            <text:p>19.8971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1.011">
            <text:p>1.011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0.981266639554849">
            <text:p>0.9813</text:p>
          </table:table-cell>
          <table:table-cell table:style-name="ce8" table:formula="of:=[.Y37]" office:value-type="float" office:value="1.203">
            <text:p>1.203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1.16761994795696">
            <text:p>1.1676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44">
            <text:p>1.44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38381169605526">
            <text:p>1.3838</text:p>
          </table:table-cell>
          <table:table-cell table:style-name="ce8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9.7000970618977">
            <text:p>19.7001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1.011">
            <text:p>1.011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0.971551128272127">
            <text:p>0.9716</text:p>
          </table:table-cell>
          <table:table-cell table:style-name="ce8" table:formula="of:=[.Y38]" office:value-type="float" office:value="1.203">
            <text:p>1.203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1.15605935441283">
            <text:p>1.1561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44">
            <text:p>1.44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37011059015372">
            <text:p>1.3701</text:p>
          </table:table-cell>
          <table:table-cell table:style-name="ce8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9.5050465959383">
            <text:p>19.5050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1.011">
            <text:p>1.011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0.961931810170423">
            <text:p>0.9619</text:p>
          </table:table-cell>
          <table:table-cell table:style-name="ce8" table:formula="of:=[.Y39]" office:value-type="float" office:value="1.203">
            <text:p>1.203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1.14461322219092">
            <text:p>1.1446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44">
            <text:p>1.44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35654513876606">
            <text:p>1.3565</text:p>
          </table:table-cell>
          <table:table-cell table:style-name="ce8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9.3119273227112">
            <text:p>19.3119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1.011">
            <text:p>1.011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0.952407732842003">
            <text:p>0.9524</text:p>
          </table:table-cell>
          <table:table-cell table:style-name="ce8" table:formula="of:=[.Y40]" office:value-type="float" office:value="1.203">
            <text:p>1.203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1.13328041801081">
            <text:p>1.1333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44">
            <text:p>1.44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34311399877827">
            <text:p>1.3431</text:p>
          </table:table-cell>
          <table:table-cell table:style-name="ce8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9.1207201214963">
            <text:p>19.1207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1.011">
            <text:p>1.011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0.942977953308914">
            <text:p>0.9430</text:p>
          </table:table-cell>
          <table:table-cell table:style-name="ce8" table:formula="of:=[.Y41]" office:value-type="float" office:value="1.203">
            <text:p>1.203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1.12205981981268">
            <text:p>1.1221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44">
            <text:p>1.44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32981584037453">
            <text:p>1.3298</text:p>
          </table:table-cell>
          <table:table-cell table:style-name="ce8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8.9314060608874">
            <text:p>18.9314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1.011">
            <text:p>1.011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0.933641537929618">
            <text:p>0.9336</text:p>
          </table:table-cell>
          <table:table-cell table:style-name="ce8" table:formula="of:=[.Y42]" office:value-type="float" office:value="1.203">
            <text:p>1.203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1.11095031664622">
            <text:p>1.1110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44">
            <text:p>1.44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31664934690547">
            <text:p>1.3166</text:p>
          </table:table-cell>
          <table:table-cell table:style-name="ce8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8.7439663969182">
            <text:p>18.7440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1.011">
            <text:p>1.011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0.924397562306552">
            <text:p>0.9244</text:p>
          </table:table-cell>
          <table:table-cell table:style-name="ce8" table:formula="of:=[.Y43]" office:value-type="float" office:value="1.203">
            <text:p>1.203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1.09995080856062">
            <text:p>1.100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44">
            <text:p>1.44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3036132147579">
            <text:p>1.3036</text:p>
          </table:table-cell>
          <table:table-cell table:style-name="ce8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8.5583825712062">
            <text:p>18.55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1.011">
            <text:p>1.011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0.915245111194606">
            <text:p>0.9152</text:p>
          </table:table-cell>
          <table:table-cell table:style-name="ce8" table:formula="of:=[.Y44]" office:value-type="float" office:value="1.203">
            <text:p>1.203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1.08906020649566">
            <text:p>1.089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66761">
            <text:p>196676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646401">
            <text:p>646401</text:p>
          </table:table-cell>
          <table:table-cell/>
          <table:table-cell table:style-name="ce15"/>
          <table:table-cell table:style-name="ce5" office:value-type="float" office:value="678215">
            <text:p>678215</text:p>
          </table:table-cell>
          <table:table-cell/>
          <table:table-cell table:style-name="ce15"/>
          <table:table-cell table:style-name="ce5" office:value-type="float" office:value="748905">
            <text:p>74890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49876">
            <text:p>1949876</text:p>
          </table:table-cell>
          <table:table-cell/>
          <table:table-cell table:style-name="ce15"/>
          <table:table-cell table:style-name="ce5" office:value-type="float" office:value="2031527">
            <text:p>2031527</text:p>
          </table:table-cell>
          <table:table-cell/>
          <table:table-cell table:style-name="ce15"/>
          <table:table-cell table:style-name="ce5" office:value-type="float" office:value="1959177">
            <text:p>1959177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0.47">
            <text:p>20.47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2.6116149071674">
            <text:p>22.6116</text:p>
          </table:table-cell>
          <table:table-cell table:style-name="ce7" office:value-type="float" office:value="1.175">
            <text:p>1.175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1.29793099735817">
            <text:p>1.2979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0.47">
            <text:p>20.47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2.3877375318489">
            <text:p>22.3877</text:p>
          </table:table-cell>
          <table:table-cell table:style-name="ce8" table:formula="of:=[.Y2]" office:value-type="float" office:value="1.175">
            <text:p>1.175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1.28508019540412">
            <text:p>1.2851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0.47">
            <text:p>20.47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2.1660767642068">
            <text:p>22.1661</text:p>
          </table:table-cell>
          <table:table-cell table:style-name="ce8" table:formula="of:=[.Y3]" office:value-type="float" office:value="1.175">
            <text:p>1.175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1.27235662911299">
            <text:p>1.272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0.47">
            <text:p>20.47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1.9466106576305">
            <text:p>21.9466</text:p>
          </table:table-cell>
          <table:table-cell table:style-name="ce8" table:formula="of:=[.Y4]" office:value-type="float" office:value="1.175">
            <text:p>1.175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1.25975903872574">
            <text:p>1.2598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0.47">
            <text:p>20.47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1.7293174828025">
            <text:p>21.7293</text:p>
          </table:table-cell>
          <table:table-cell table:style-name="ce8" table:formula="of:=[.Y5]" office:value-type="float" office:value="1.175">
            <text:p>1.175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1.24728617695618">
            <text:p>1.247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0.47">
            <text:p>20.47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1.514175725547">
            <text:p>21.5142</text:p>
          </table:table-cell>
          <table:table-cell table:style-name="ce8" table:formula="of:=[.Y6]" office:value-type="float" office:value="1.175">
            <text:p>1.175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1.2349368088675">
            <text:p>1.2349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0.47">
            <text:p>20.47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1.3011640847">
            <text:p>21.3012</text:p>
          </table:table-cell>
          <table:table-cell table:style-name="ce8" table:formula="of:=[.Y7]" office:value-type="float" office:value="1.175">
            <text:p>1.175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1.22270971175">
            <text:p>1.2227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0.47">
            <text:p>20.47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1.09026147">
            <text:p>21.0903</text:p>
          </table:table-cell>
          <table:table-cell table:style-name="ce8" table:formula="of:=[.Y8]" office:value-type="float" office:value="1.175">
            <text:p>1.175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1.210603675">
            <text:p>1.2106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0.47">
            <text:p>20.47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0.881447">
            <text:p>20.8814</text:p>
          </table:table-cell>
          <table:table-cell table:style-name="ce8" table:formula="of:=[.Y9]" office:value-type="float" office:value="1.175">
            <text:p>1.175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1.1986175">
            <text:p>1.1986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0.47">
            <text:p>20.47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0.6747">
            <text:p>20.6747</text:p>
          </table:table-cell>
          <table:table-cell table:style-name="ce8" table:formula="of:=[.Y10]" office:value-type="float" office:value="1.175">
            <text:p>1.175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1.18675">
            <text:p>1.1868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0.47">
            <text:p>20.47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0.47">
            <text:p>20.4700</text:p>
          </table:table-cell>
          <table:table-cell table:style-name="ce8" table:formula="of:=[.Y11]" office:value-type="float" office:value="1.175">
            <text:p>1.175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1.175">
            <text:p>1.175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0.47">
            <text:p>20.47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0.2673267326733">
            <text:p>20.2673</text:p>
          </table:table-cell>
          <table:table-cell table:style-name="ce8" table:formula="of:=[.Y12]" office:value-type="float" office:value="1.175">
            <text:p>1.175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1.16336633663366">
            <text:p>1.1634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0.47">
            <text:p>20.47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0.0666601313597">
            <text:p>20.0667</text:p>
          </table:table-cell>
          <table:table-cell table:style-name="ce8" table:formula="of:=[.Y13]" office:value-type="float" office:value="1.175">
            <text:p>1.175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1.15184785805313">
            <text:p>1.1518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0.47">
            <text:p>20.47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19.8679803280789">
            <text:p>19.8680</text:p>
          </table:table-cell>
          <table:table-cell table:style-name="ce8" table:formula="of:=[.Y14]" office:value-type="float" office:value="1.175">
            <text:p>1.175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1.14044342381498">
            <text:p>1.1404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0.47">
            <text:p>20.47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19.6712676515632">
            <text:p>19.6713</text:p>
          </table:table-cell>
          <table:table-cell table:style-name="ce8" table:formula="of:=[.Y15]" office:value-type="float" office:value="1.175">
            <text:p>1.175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1.12915190476731">
            <text:p>1.1292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0.47">
            <text:p>20.47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19.4765026253101">
            <text:p>19.4765</text:p>
          </table:table-cell>
          <table:table-cell table:style-name="ce8" table:formula="of:=[.Y16]" office:value-type="float" office:value="1.175">
            <text:p>1.175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1.11797218293793">
            <text:p>1.118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0.47">
            <text:p>20.47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19.2836659656536">
            <text:p>19.2837</text:p>
          </table:table-cell>
          <table:table-cell table:style-name="ce8" table:formula="of:=[.Y17]" office:value-type="float" office:value="1.175">
            <text:p>1.175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1.10690315142369">
            <text:p>1.1069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0.47">
            <text:p>20.47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19.0927385798551">
            <text:p>19.0927</text:p>
          </table:table-cell>
          <table:table-cell table:style-name="ce8" table:formula="of:=[.Y18]" office:value-type="float" office:value="1.175">
            <text:p>1.175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1.09594371428088">
            <text:p>1.0959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0.47">
            <text:p>20.47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18.9037015642129">
            <text:p>18.9037</text:p>
          </table:table-cell>
          <table:table-cell table:style-name="ce8" table:formula="of:=[.Y19]" office:value-type="float" office:value="1.175">
            <text:p>1.175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1.08509278641672">
            <text:p>1.0851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0.47">
            <text:p>20.47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18.716536202191">
            <text:p>18.7165</text:p>
          </table:table-cell>
          <table:table-cell table:style-name="ce8" table:formula="of:=[.Y20]" office:value-type="float" office:value="1.175">
            <text:p>1.175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1.0743492934819">
            <text:p>1.0743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0.47">
            <text:p>20.47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18.5312239625654">
            <text:p>18.5312</text:p>
          </table:table-cell>
          <table:table-cell table:style-name="ce8" table:formula="of:=[.Y21]" office:value-type="float" office:value="1.175">
            <text:p>1.175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1.06371217176426">
            <text:p>1.063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1.26">
            <text:p>1.26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39182387801812">
            <text:p>1.3918</text:p>
          </table:table-cell>
          <table:table-cell table:style-name="ce7" office:value-type="float" office:value="1.182">
            <text:p>1.182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1.30566335223604">
            <text:p>1.3057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1.26">
            <text:p>1.26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37804344358229">
            <text:p>1.3780</text:p>
          </table:table-cell>
          <table:table-cell table:style-name="ce8" table:formula="of:=[.Y25]" office:value-type="float" office:value="1.182">
            <text:p>1.182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1.29273599231291">
            <text:p>1.292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1.26">
            <text:p>1.26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36439944909138">
            <text:p>1.3644</text:p>
          </table:table-cell>
          <table:table-cell table:style-name="ce8" table:formula="of:=[.Y26]" office:value-type="float" office:value="1.182">
            <text:p>1.182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1.27993662605239">
            <text:p>1.2799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1.26">
            <text:p>1.26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35089054365483">
            <text:p>1.3509</text:p>
          </table:table-cell>
          <table:table-cell table:style-name="ce8" table:formula="of:=[.Y27]" office:value-type="float" office:value="1.182">
            <text:p>1.182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1.26726398619049">
            <text:p>1.2673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1.26">
            <text:p>1.26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33751538975726">
            <text:p>1.3375</text:p>
          </table:table-cell>
          <table:table-cell table:style-name="ce8" table:formula="of:=[.Y28]" office:value-type="float" office:value="1.182">
            <text:p>1.182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1.25471681801038">
            <text:p>1.254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1.26">
            <text:p>1.26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324272663126">
            <text:p>1.3243</text:p>
          </table:table-cell>
          <table:table-cell table:style-name="ce8" table:formula="of:=[.Y29]" office:value-type="float" office:value="1.182">
            <text:p>1.182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1.2422938792182">
            <text:p>1.2423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1.26">
            <text:p>1.26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3111610526">
            <text:p>1.3112</text:p>
          </table:table-cell>
          <table:table-cell table:style-name="ce8" table:formula="of:=[.Y30]" office:value-type="float" office:value="1.182">
            <text:p>1.182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1.22999393982">
            <text:p>1.2300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1.26">
            <text:p>1.26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29817926">
            <text:p>1.2982</text:p>
          </table:table-cell>
          <table:table-cell table:style-name="ce8" table:formula="of:=[.Y31]" office:value-type="float" office:value="1.182">
            <text:p>1.182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1.217815782">
            <text:p>1.2178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1.26">
            <text:p>1.26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285326">
            <text:p>1.2853</text:p>
          </table:table-cell>
          <table:table-cell table:style-name="ce8" table:formula="of:=[.Y32]" office:value-type="float" office:value="1.182">
            <text:p>1.182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1.2057582">
            <text:p>1.2058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1.26">
            <text:p>1.26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2726">
            <text:p>1.2726</text:p>
          </table:table-cell>
          <table:table-cell table:style-name="ce8" table:formula="of:=[.Y33]" office:value-type="float" office:value="1.182">
            <text:p>1.182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1.19382">
            <text:p>1.193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1.26">
            <text:p>1.26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26">
            <text:p>1.2600</text:p>
          </table:table-cell>
          <table:table-cell table:style-name="ce8" table:formula="of:=[.Y34]" office:value-type="float" office:value="1.182">
            <text:p>1.182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1.182">
            <text:p>1.182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6831683168317">
            <text:p>1.1683</text:p>
          </table:table-cell>
          <table:table-cell table:style-name="ce8" table:formula="of:=[.V35]" office:value-type="float" office:value="1.26">
            <text:p>1.260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24752475247525">
            <text:p>1.2475</text:p>
          </table:table-cell>
          <table:table-cell table:style-name="ce8" table:formula="of:=[.Y35]" office:value-type="float" office:value="1.182">
            <text:p>1.182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1.17029702970297">
            <text:p>1.1703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5674933830017">
            <text:p>1.1567</text:p>
          </table:table-cell>
          <table:table-cell table:style-name="ce8" table:formula="of:=[.V36]" office:value-type="float" office:value="1.26">
            <text:p>1.260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23517302225272">
            <text:p>1.2352</text:p>
          </table:table-cell>
          <table:table-cell table:style-name="ce8" table:formula="of:=[.Y36]" office:value-type="float" office:value="1.182">
            <text:p>1.182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1.15870993039898">
            <text:p>1.1587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1.26">
            <text:p>1.26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22294358638883">
            <text:p>1.2229</text:p>
          </table:table-cell>
          <table:table-cell table:style-name="ce8" table:formula="of:=[.Y37]" office:value-type="float" office:value="1.182">
            <text:p>1.182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1.14723755485048">
            <text:p>1.1472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1.26">
            <text:p>1.26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21083523404835">
            <text:p>1.2108</text:p>
          </table:table-cell>
          <table:table-cell table:style-name="ce8" table:formula="of:=[.Y38]" office:value-type="float" office:value="1.182">
            <text:p>1.182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1.13587876717869">
            <text:p>1.1359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1.26">
            <text:p>1.26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1988467663845">
            <text:p>1.1988</text:p>
          </table:table-cell>
          <table:table-cell table:style-name="ce8" table:formula="of:=[.Y39]" office:value-type="float" office:value="1.182">
            <text:p>1.182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1.12463244275118">
            <text:p>1.1246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1.26">
            <text:p>1.26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1869769964203">
            <text:p>1.1870</text:p>
          </table:table-cell>
          <table:table-cell table:style-name="ce8" table:formula="of:=[.Y40]" office:value-type="float" office:value="1.182">
            <text:p>1.182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1.11349746807047">
            <text:p>1.113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1.26">
            <text:p>1.26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17522474893099">
            <text:p>1.1752</text:p>
          </table:table-cell>
          <table:table-cell table:style-name="ce8" table:formula="of:=[.Y41]" office:value-type="float" office:value="1.182">
            <text:p>1.182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1.10247274066383">
            <text:p>1.102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1.26">
            <text:p>1.26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16358886032771">
            <text:p>1.1636</text:p>
          </table:table-cell>
          <table:table-cell table:style-name="ce8" table:formula="of:=[.Y42]" office:value-type="float" office:value="1.182">
            <text:p>1.182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1.09155716897409">
            <text:p>1.091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1.26">
            <text:p>1.26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15206817854229">
            <text:p>1.1521</text:p>
          </table:table-cell>
          <table:table-cell table:style-name="ce8" table:formula="of:=[.Y43]" office:value-type="float" office:value="1.182">
            <text:p>1.182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1.08074967225158">
            <text:p>1.0807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1.26">
            <text:p>1.26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14066156291316">
            <text:p>1.1407</text:p>
          </table:table-cell>
          <table:table-cell table:style-name="ce8" table:formula="of:=[.Y44]" office:value-type="float" office:value="1.182">
            <text:p>1.182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1.07004918044711">
            <text:p>1.070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579374">
            <text:p>579374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358798">
            <text:p>1358798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9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9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5]/[.D16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9]/[.D20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23]/[.D24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Default" table:number-columns-repeated="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2015／06／29</text:date>, <text:time>15:04:1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6-29T15:04:10.95</dc:date>
    <meta:editing-duration>P57DT22H4M33S</meta:editing-duration>
    <meta:editing-cycles>184</meta:editing-cycles>
    <meta:generator>OpenOffice/4.1.1$Win32 OpenOffice.org_project/411m6$Build-9775</meta:generator>
    <meta:document-statistic meta:table-count="9" meta:cell-count="4983" meta:object-count="0"/>
  </office:meta>
</office:document-meta>
</file>